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Efficacy</text:p>
          </table:table-cell>
          <table:table-cell office:value-type="string" calcext:value-type="string">
            <text:p>Serial Interval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Population size</text:p>
          </table:table-cell>
          <table:table-cell office:value-type="string" calcext:value-type="string">
            <text:p>Sources</text:p>
          </table:table-cell>
        </table:table-row>
        <table:table-row table:style-name="ro1">
          <table:table-cell office:value-type="string" calcext:value-type="string">
            <text:p>Measles</text:p>
          </table:table-cell>
          <table:table-cell office:value-type="float" office:value="14" calcext:value-type="float">
            <text:p>14</text:p>
          </table:table-cell>
          <table:table-cell office:value-type="float" office:value="0.99" calcext:value-type="float">
            <text:p>0.9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http://epirev.oxfordjournals.org/content/15/2/265.full.pdf+html for R0 and serial interval; efficacy for two doses given after 12 months of age</text:p>
          </table:table-cell>
        </table:table-row>
        <table:table-row table:style-name="ro1">
          <table:table-cell office:value-type="string" calcext:value-type="string">
            <text:p>Diphtheria</text:p>
          </table:table-cell>
          <table:table-cell office:value-type="float" office:value="6" calcext:value-type="float">
            <text:p>6</text:p>
          </table:table-cell>
          <table:table-cell office:value-type="float" office:value="0.97" calcext:value-type="float">
            <text:p>0.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n appropriately schedule 4 doses</text:p>
          </table:table-cell>
        </table:table-row>
        <table:table-row table:style-name="ro1">
          <table:table-cell office:value-type="string" calcext:value-type="string">
            <text:p>Mumps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 took the MMR efficacy numbers from <text:a xlink:href="http://www.cdc.gov/mmwr/preview/mmwrhtml/00053391.htm" xlink:type="simple">http://www.cdc.gov/mmwr/preview/mmwrhtml/00053391.htm</text:a>, which reports quite a wide range for mumps (75-90%) so this number is toward the lower end; immunity for mumps may fall off over time (beyond 10 years) although measles and rubella seem to be lifelong</text:p>
          </table:table-cell>
        </table:table-row>
        <table:table-row table:style-name="ro1">
          <table:table-cell office:value-type="string" calcext:value-type="string">
            <text:p>Pertussis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Unless otherwise noted, efficacy taken from the pink book. For pertussis, efficacy is for the full DTaP schedule, but immunity is known to wane at 4-6 years and boosters are required.</text:p>
          </table:table-cell>
        </table:table-row>
        <table:table-row table:style-name="ro1">
          <table:table-cell office:value-type="string" calcext:value-type="string">
            <text:p>Polio</text:p>
          </table:table-cell>
          <table:table-cell office:value-type="float" office:value="5" calcext:value-type="float">
            <text:p>5</text:p>
          </table:table-cell>
          <table:table-cell office:value-type="float" office:value="0.99" calcext:value-type="float">
            <text:p>0.9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his is for the three-dose course of IPV. From the pink book <text:a xlink:href="http://www.cdc.gov/vaccines/pubs/pinkbook/downloads/polio.pdf" xlink:type="simple">http://www.cdc.gov/vaccines/pubs/pinkbook/downloads/polio.pdf</text:a></text:p>
          </table:table-cell>
        </table:table-row>
        <table:table-row table:style-name="ro1">
          <table:table-cell office:value-type="string" calcext:value-type="string">
            <text:p>Rubella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anus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t 13-14 years, protection falls off after</text:p>
          </table:table-cell>
        </table:table-row>
        <table:table-row table:style-name="ro1">
          <table:table-cell office:value-type="string" calcext:value-type="string">
            <text:p>Varicella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Serial interval from http://aje.oxfordjournals.org/content/158/11/1039.long. I took a bit of an average for the efficacy from the Pink Book because the vaccine is 90-100% effective against severe disease (for a single dose) and 70-90% effective against any varicella disease. Protection seems to last up to 10 years but longevity studies are ongoing.</text:p>
          </table:table-cell>
        </table:table-row>
        <table:table-row table:style-name="ro1">
          <table:table-cell office:value-type="string" calcext:value-type="string">
            <text:p>Hep B</text:p>
          </table:table-cell>
          <table:table-cell office:value-type="float" office:value="1.53" calcext:value-type="float">
            <text:p>1.53</text:p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office:value-type="string" calcext:value-type="string">
            <text:p>Immunity over 20 years; basic reproduction number from <text:a xlink:href="http://www.ncbi.nlm.nih.gov/pubmed/21040731" xlink:type="simple">http://www.ncbi.nlm.nih.gov/pubmed/21040731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een </meta:initial-creator>
    <meta:creation-date>2016-03-21T08:40:45.898850254</meta:creation-date>
    <dc:date>2016-03-22T23:38:47.486742735</dc:date>
    <dc:creator>Colleen </dc:creator>
    <meta:editing-duration>P1DT14H50M37S</meta:editing-duration>
    <meta:editing-cycles>14</meta:editing-cycles>
    <meta:generator>LibreOffice/4.2.8.2$Linux_X86_64 LibreOffice_project/420m0$Build-2</meta:generator>
    <meta:document-statistic meta:table-count="1" meta:cell-count="50" meta:object-count="0"/>
  </office:meta>
</office:document-meta>
</file>